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2pt" style:font-size-asian="12pt" style:font-size-complex="12pt"/>
    </style:style>
    <style:style style:name="P3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dc8b6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9pt" fo:font-style="normal" fo:font-weight="bold" officeooo:rsid="000dc8b6" officeooo:paragraph-rsid="000dc8b6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UrbanBody">
      <style:text-properties style:font-name="Arial" fo:font-size="10pt" style:font-size-asian="10pt" style:font-size-complex="10pt"/>
    </style:style>
    <style:style style:name="P13" style:family="paragraph" style:parent-style-name="UrbanBody">
      <style:paragraph-properties fo:text-align="end" style:justify-single-word="false"/>
      <style:text-properties style:font-name="Arial" fo:font-size="10.5pt" officeooo:rsid="000be31f" officeooo:paragraph-rsid="000f69f3" style:font-size-asian="10.5pt" style:font-size-complex="10.5pt"/>
    </style:style>
    <style:style style:name="P14" style:family="paragraph" style:parent-style-name="UrbanBody">
      <style:text-properties style:font-name="Arial" fo:font-size="10.5pt" officeooo:paragraph-rsid="001055b0" style:font-size-asian="10.5pt" style:font-size-complex="10.5pt"/>
    </style:style>
    <style:style style:name="P15" style:family="paragraph" style:parent-style-name="UrbanBody">
      <style:text-properties style:font-name="Arial" fo:font-size="10pt" fo:font-style="italic" style:text-underline-style="none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UrbanBody">
      <style:text-properties style:font-name="Arial" fo:font-size="10pt" fo:font-style="italic" fo:background-color="#ffff00" style:font-size-asian="10pt" style:font-style-asian="italic" style:font-size-complex="10pt" style:font-style-complex="italic"/>
    </style:style>
    <style:style style:name="P17" style:family="paragraph" style:parent-style-name="UrbanBody">
      <style:text-properties style:font-name="Arial" fo:font-size="9pt" fo:font-weight="normal" officeooo:paragraph-rsid="001055b0" style:font-size-asian="9pt" style:font-weight-asian="normal" style:font-size-complex="9pt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e7edf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be31f"/>
    </style:style>
    <style:style style:name="T6" style:family="text">
      <style:text-properties officeooo:rsid="000dc8b6"/>
    </style:style>
    <style:style style:name="T7" style:family="text">
      <style:text-properties style:font-name="Arial1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8" style:family="text">
      <style:text-properties style:font-name="Arial1" fo:letter-spacing="normal" fo:language="fr" fo:country="BE" style:font-name-asian="Calibri1" style:font-name-complex="Calibri1"/>
    </style:style>
    <style:style style:name="T9" style:family="text">
      <style:text-properties officeooo:rsid="001055b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055b0" fo:background-color="#ffff00" loext:char-shading-value="0"/>
    </style:style>
    <style:style style:name="T12" style:family="text">
      <style:text-properties officeooo:rsid="001055b0"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fo:font-style="italic" fo:background-color="#ffff00" loext:char-shading-value="0" style:font-style-asian="italic" style:font-style-complex="italic"/>
    </style:style>
    <style:style style:name="T15" style:family="text">
      <style:text-properties fo:font-style="italic" officeooo:rsid="001055b0" fo:background-color="#ffff00" loext:char-shading-value="0" style:font-style-asian="italic" style:font-style-complex="italic"/>
    </style:style>
    <style:style style:name="T16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17" style:family="text">
      <style:text-properties officeooo:rsid="001e7edf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8">do text</text:span></text:p><text:p text:style-name="P18"><text:span text:style-name="T18">from document(at=header, format='odt')</text:span></text:p></office:annotation><text:span text:style-name="T2">Import depuis header.odt</text:span></text:p></draw:text-box></draw:frame><text:span text:style-name="Police_20_par_20_défaut"><text:span text:style-name="T7"><text:text-input text:description="">tool.getCityName()</text:text-input></text:span></text:span>, le <text:s text:c="12"/></text:p>
      <text:p text:style-name="P6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12">DGO4 - Direction générale opérationnelle </text:p><text:p text:style-name="P12">Aménagement du Territoire, Logement, Patrimoine et Énergie </text:p><text:p text:style-name="P12"><text:span text:style-name="T14">Monsieur / </text:span><text:span text:style-name="T15">Madame XXX</text:span><text:span text:style-name="T14"> </text:span>- Fonctionnaire Délégué</text:p><text:p text:style-name="P16"><text:span text:style-name="T9">rue XXX</text:span> n° <text:span text:style-name="T9">XX</text:span></text:p><text:p text:style-name="P15"><text:span text:style-name="T9">XXXX</text:span> <text:span text:style-name="T9">Commune du FD</text:span></text:p><text:p text:style-name="P4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Transmis<text:span text:style-name="T5">sion</text:span> d<text:span text:style-name="T6">'un dossier incomplet</text:span> – <text:span text:style-name="T5">D.IV.33.2°</text:span></text:p>
      <text:p text:style-name="P3"/>
      <text:p text:style-name="P17">Agent traitant : <text:span text:style-name="Police_20_par_20_défaut"><text:span text:style-name="T8"><text:text-input text:description="Signalétique des demandeurs">self.getFoldermanagers()[0].getName2()</text:text-input></text:span></text:span><text:span text:style-name="Police_20_par_20_défaut"><text:span text:style-name="T16"> </text:span></text:span><text:span text:style-name="Police_20_par_20_défaut"><text:span text:style-name="T8"><text:text-input text:description="Signalétique des demandeurs">self.getFoldermanagers()[0].getName1()</text:text-input></text:span></text:span></text:p>
      <text:p text:style-name="P10"><office:annotation><dc:creator>Gauthier Bastien</dc:creator><dc:date>2011-01-13T14:56:41</dc:date><text:p text:style-name="P18"><text:span text:style-name="T18">do text</text:span></text:p><text:p text:style-name="P18"><text:span text:style-name="T18">from document(at=reference, format='odt')</text:span></text:p></office:annotation>Import depuis reference.odt</text:p>
      <text:p text:style-name="P8"><text:span text:style-name="T4">Références SPW - DGO4 :</text:span> <text:text-input text:description="Référence DGATLP">self.getValueForTemplate('referenceDGATLP') </text:text-input></text:p>
      <text:p text:style-name="P8"/>
      <text:p text:style-name="P5"><office:annotation><dc:creator>Gauthier Bastien</dc:creator><dc:date>2011-02-16T16:12:24</dc:date><text:p text:style-name="P18"><text:span text:style-name="T2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8"><text:span text:style-name="T1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4"><text:span text:style-name="T4">Objet :</text:span> <text:span text:style-name="T17"><text:text-input text:description="Objet des travaux">licence_helper.licenceSubject</text:text-input></text:span></text:p>
      <text:p text:style-name="P14"><text:span text:style-name="T4">Situation :</text:span> <text:text-input text:description="Situation des travaux">self.getWorkLocationSignaletic()</text:text-input> - <text:span text:style-name="T4">Référence cadastrale :</text:span> <text:span text:style-name="T3"><text:text-input text:description="Bien-Parcelles">licence_view.get_parcels()</text:text-input></text:span></text:p>
      <text:p text:style-name="P5"/>
      <text:p text:style-name="P5"/>
      <text:p text:style-name="P5"><text:span text:style-name="T14">Monsieur le Directeur</text:span>,</text:p>
      <text:p text:style-name="P5"/>
      <text:p text:style-name="P7"/>
      <text:p text:style-name="P7">Conformément au prescrit <text:span text:style-name="T5">de l'</text:span>article <text:span text:style-name="T5">D.IV.33.2°</text:span>, nous vous prions de trouver, sous ce pli, <text:span text:style-name="T6">le relevé des pièces manquantes pour la demande introduite </text:span>le <text:text-input text:description="Date du récépissé">tool.formatDate(self.getLastDeposit().getEventDate())</text:text-input>, <text:span text:style-name="T6">correspondant au jour 0, par </text:span><text:text-input text:description="Demandeurs">self.getApplicantsSignaletic()</text:text-input>, concernant le projet repris sous rubrique.</text:p>
      <text:p text:style-name="P5"/>
      <text:p text:style-name="P5">Nous vous en souhaitons bonne réception et nous vous prions d'agréer, <text:span text:style-name="T14">Monsieur le Directeur</text:span>, nos <text:s/>salutations distinguées.</text:p>
      <text:p text:style-name="P5"/>
      <text:p text:style-name="P5"><office:annotation><dc:creator>Gauthier Bastien</dc:creator><dc:date>2011-01-13T14:56:41</dc:date><text:p text:style-name="P18"><text:span text:style-name="T18">do text</text:span></text:p><text:p text:style-name="P18"><text:span text:style-name="T18">from document(at=signatures, format='odt')</text:span></text:p></office:annotation><text:span text:style-name="T1">Import depuis signatures.odt</text:span></text:p>
      <text:p text:style-name="P9"/>
      <text:p text:style-name="P9"/>
      <text:p text:style-name="P9"/>
      <text:p text:style-name="P9"/>
      <text:p text:style-name="P9"/>
      <text:p text:style-name="P11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7-12-06T14:05:25.161604824</dc:date>
    <dc:language>fr-FR</dc:language>
    <meta:editing-cycles>96</meta:editing-cycles>
    <meta:editing-duration>P1DT10H3M31S</meta:editing-duration>
    <meta:document-statistic meta:table-count="0" meta:image-count="0" meta:object-count="0" meta:page-count="1" meta:paragraph-count="21" meta:word-count="162" meta:character-count="1256" meta:non-whitespace-character-count="1121"/>
    <meta:user-defined meta:name="Info 1"/>
    <meta:user-defined meta:name="Info 2"/>
    <meta:user-defined meta:name="Info 3"/>
    <meta:user-defined meta:name="Info 4"/>
  </office:meta>
</office:document-meta>
</file>